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5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975cm"/>
    </style:style>
    <style:style style:name="co4" style:family="table-column">
      <style:table-column-properties fo:break-before="auto" style:column-width="3.286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4.023cm"/>
    </style:style>
    <style:style style:name="co7" style:family="table-column">
      <style:table-column-properties fo:break-before="auto" style:column-width="2.429cm"/>
    </style:style>
    <style:style style:name="co8" style:family="table-column">
      <style:table-column-properties fo:break-before="auto" style:column-width="12.4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style:font-name="Liberation Mono"/>
    </style:style>
    <style:style style:name="ce4" style:family="table-cell" style:parent-style-name="Default" style:data-style-name="N0">
      <style:text-properties style:font-name="Liberation Mono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Maximum Voltag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Vdd</text:p>
          </table:table-cell>
          <table:table-cell table:style-name="ce1" office:value-type="string" calcext:value-type="string">
            <text:p>ADC Conversion Result</text:p>
          </table:table-cell>
          <table:table-cell/>
          <table:table-cell table:style-name="ce3" office:value-type="string" calcext:value-type="string">
            <text:p><text:s text:c="4"/>Vdd <text:s text:c="4"/>ADC Conversion Result</text:p>
          </table:table-cell>
        </table:table-row>
        <table:table-row table:style-name="ro1">
          <table:table-cell table:style-name="ce1" office:value-type="string" calcext:value-type="string">
            <text:p>ADC Highest Value</text:p>
          </table:table-cell>
          <table:table-cell office:value-type="string" calcext:value-type="string">
            <text:p>3FF</text:p>
          </table:table-cell>
          <table:table-cell table:formula="of:=HEX2DEC([.B2])" office:value-type="float" office:value="1023" calcext:value-type="float">
            <text:p>1023</text:p>
          </table:table-cell>
          <table:table-cell/>
          <table:table-cell office:value-type="float" office:value="5.3" calcext:value-type="float">
            <text:p>5.30</text:p>
          </table:table-cell>
          <table:table-cell table:formula="of:=ROUND([.E2]/[.$C$5]*[.$C$2]/2.56)" office:value-type="float" office:value="339" calcext:value-type="float">
            <text:p>339</text:p>
          </table:table-cell>
          <table:table-cell table:formula="of:=DEC2HEX([.F2];3)" office:value-type="string" office:string-value="153" calcext:value-type="string">
            <text:p>153</text:p>
          </table:table-cell>
          <table:table-cell table:formula="of:=COM.MICROSOFT.CONCAT(&quot;    &quot;; TEXT([.E2];&quot;0.00&quot;); &quot;V   &quot;; [.F2]; &quot; (0x&quot;; [.G2]; &quot;)&quot;)" office:value-type="string" office:string-value="    5.30V   339 (0x153)" calcext:value-type="string">
            <text:p><text:s text:c="4"/>5.30V <text:s text:c="2"/>339 (0x153)</text:p>
          </table:table-cell>
        </table:table-row>
        <table:table-row table:style-name="ro1">
          <table:table-cell table:style-name="ce1" office:value-type="string" calcext:value-type="string">
            <text:p>ADC Vref</text:p>
          </table:table-cell>
          <table:table-cell/>
          <table:table-cell office:value-type="float" office:value="2.56" calcext:value-type="float">
            <text:p>2.56</text:p>
          </table:table-cell>
          <table:table-cell/>
          <table:table-cell office:value-type="float" office:value="5.25" calcext:value-type="float">
            <text:p>5.25</text:p>
          </table:table-cell>
          <table:table-cell table:formula="of:=ROUND([.E3]/[.$C$5]*[.$C$2]/2.56)" office:value-type="float" office:value="336" calcext:value-type="float">
            <text:p>336</text:p>
          </table:table-cell>
          <table:table-cell table:formula="of:=DEC2HEX([.F3];3)" office:value-type="string" office:string-value="150" calcext:value-type="string">
            <text:p>150</text:p>
          </table:table-cell>
          <table:table-cell table:formula="of:=COM.MICROSOFT.CONCAT(&quot;    &quot;; TEXT([.E3];&quot;0.00&quot;); &quot;V   &quot;; [.F3]; &quot; (0x&quot;; [.G3]; &quot;)&quot;)" office:value-type="string" office:string-value="    5.25V   336 (0x150)" calcext:value-type="string">
            <text:p><text:s text:c="4"/>5.25V <text:s text:c="2"/>336 (0x150)</text:p>
          </table:table-cell>
        </table:table-row>
        <table:table-row table:style-name="ro1">
          <table:table-cell table:number-columns-repeated="4"/>
          <table:table-cell office:value-type="float" office:value="5.2" calcext:value-type="float">
            <text:p>5.20</text:p>
          </table:table-cell>
          <table:table-cell table:formula="of:=ROUND([.E4]/[.$C$5]*[.$C$2]/2.56)" office:value-type="float" office:value="332" calcext:value-type="float">
            <text:p>332</text:p>
          </table:table-cell>
          <table:table-cell table:formula="of:=DEC2HEX([.F4];3)" office:value-type="string" office:string-value="14C" calcext:value-type="string">
            <text:p>14C</text:p>
          </table:table-cell>
          <table:table-cell table:formula="of:=COM.MICROSOFT.CONCAT(&quot;    &quot;; TEXT([.E4];&quot;0.00&quot;); &quot;V   &quot;; [.F4]; &quot; (0x&quot;; [.G4]; &quot;)&quot;)" office:value-type="string" office:string-value="    5.20V   332 (0x14C)" calcext:value-type="string">
            <text:p><text:s text:c="4"/>5.20V <text:s text:c="2"/>332 (0x14C)</text:p>
          </table:table-cell>
        </table:table-row>
        <table:table-row table:style-name="ro1">
          <table:table-cell table:style-name="ce1" office:value-type="string" calcext:value-type="string">
            <text:p>Division Factor</text:p>
          </table:table-cell>
          <table:table-cell/>
          <table:table-cell table:formula="of:=[.$C$1]/[.$C$3]" office:value-type="float" office:value="6.25" calcext:value-type="float">
            <text:p>6.25</text:p>
          </table:table-cell>
          <table:table-cell/>
          <table:table-cell office:value-type="float" office:value="5.15" calcext:value-type="float">
            <text:p>5.15</text:p>
          </table:table-cell>
          <table:table-cell table:formula="of:=ROUND([.E5]/[.$C$5]*[.$C$2]/2.56)" office:value-type="float" office:value="329" calcext:value-type="float">
            <text:p>329</text:p>
          </table:table-cell>
          <table:table-cell table:formula="of:=DEC2HEX([.F5];3)" office:value-type="string" office:string-value="149" calcext:value-type="string">
            <text:p>149</text:p>
          </table:table-cell>
          <table:table-cell table:formula="of:=COM.MICROSOFT.CONCAT(&quot;    &quot;; TEXT([.E5];&quot;0.00&quot;); &quot;V   &quot;; [.F5]; &quot; (0x&quot;; [.G5]; &quot;)&quot;)" office:value-type="string" office:string-value="    5.15V   329 (0x149)" calcext:value-type="string">
            <text:p><text:s text:c="4"/>5.15V <text:s text:c="2"/>329 (0x149)</text:p>
          </table:table-cell>
        </table:table-row>
        <table:table-row table:style-name="ro1">
          <table:table-cell table:number-columns-repeated="4"/>
          <table:table-cell office:value-type="float" office:value="5.1" calcext:value-type="float">
            <text:p>5.10</text:p>
          </table:table-cell>
          <table:table-cell table:formula="of:=ROUND([.E6]/[.$C$5]*[.$C$2]/2.56)" office:value-type="float" office:value="326" calcext:value-type="float">
            <text:p>326</text:p>
          </table:table-cell>
          <table:table-cell table:formula="of:=DEC2HEX([.F6];3)" office:value-type="string" office:string-value="146" calcext:value-type="string">
            <text:p>146</text:p>
          </table:table-cell>
          <table:table-cell table:formula="of:=COM.MICROSOFT.CONCAT(&quot;    &quot;; TEXT([.E6];&quot;0.00&quot;); &quot;V   &quot;; [.F6]; &quot; (0x&quot;; [.G6]; &quot;)&quot;)" office:value-type="string" office:string-value="    5.10V   326 (0x146)" calcext:value-type="string">
            <text:p><text:s text:c="4"/>5.10V <text:s text:c="2"/>326 (0x146)</text:p>
          </table:table-cell>
        </table:table-row>
        <table:table-row table:style-name="ro1">
          <table:table-cell table:number-columns-repeated="4"/>
          <table:table-cell office:value-type="float" office:value="5.05" calcext:value-type="float">
            <text:p>5.05</text:p>
          </table:table-cell>
          <table:table-cell table:formula="of:=ROUND([.E7]/[.$C$5]*[.$C$2]/2.56)" office:value-type="float" office:value="323" calcext:value-type="float">
            <text:p>323</text:p>
          </table:table-cell>
          <table:table-cell table:formula="of:=DEC2HEX([.F7];3)" office:value-type="string" office:string-value="143" calcext:value-type="string">
            <text:p>143</text:p>
          </table:table-cell>
          <table:table-cell table:formula="of:=COM.MICROSOFT.CONCAT(&quot;    &quot;; TEXT([.E7];&quot;0.00&quot;); &quot;V   &quot;; [.F7]; &quot; (0x&quot;; [.G7]; &quot;)&quot;)" office:value-type="string" office:string-value="    5.05V   323 (0x143)" calcext:value-type="string">
            <text:p><text:s text:c="4"/>5.05V <text:s text:c="2"/>323 (0x143)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.00</text:p>
          </table:table-cell>
          <table:table-cell table:formula="of:=ROUND([.E8]/[.$C$5]*[.$C$2]/2.56)" office:value-type="float" office:value="320" calcext:value-type="float">
            <text:p>320</text:p>
          </table:table-cell>
          <table:table-cell table:formula="of:=DEC2HEX([.F8];3)" office:value-type="string" office:string-value="140" calcext:value-type="string">
            <text:p>140</text:p>
          </table:table-cell>
          <table:table-cell table:formula="of:=COM.MICROSOFT.CONCAT(&quot;    &quot;; TEXT([.E8];&quot;0.00&quot;); &quot;V   &quot;; [.F8]; &quot; (0x&quot;; [.G8]; &quot;)&quot;)" office:value-type="string" office:string-value="    5.00V   320 (0x140)" calcext:value-type="string">
            <text:p><text:s text:c="4"/>5.00V <text:s text:c="2"/>320 (0x140)</text:p>
          </table:table-cell>
        </table:table-row>
        <table:table-row table:style-name="ro1">
          <table:table-cell table:number-columns-repeated="4"/>
          <table:table-cell office:value-type="float" office:value="4.95" calcext:value-type="float">
            <text:p>4.95</text:p>
          </table:table-cell>
          <table:table-cell table:formula="of:=ROUND([.E9]/[.$C$5]*[.$C$2]/2.56)" office:value-type="float" office:value="316" calcext:value-type="float">
            <text:p>316</text:p>
          </table:table-cell>
          <table:table-cell table:formula="of:=DEC2HEX([.F9];3)" office:value-type="string" office:string-value="13C" calcext:value-type="string">
            <text:p>13C</text:p>
          </table:table-cell>
          <table:table-cell table:formula="of:=COM.MICROSOFT.CONCAT(&quot;    &quot;; TEXT([.E9];&quot;0.00&quot;); &quot;V   &quot;; [.F9]; &quot; (0x&quot;; [.G9]; &quot;)&quot;)" office:value-type="string" office:string-value="    4.95V   316 (0x13C)" calcext:value-type="string">
            <text:p><text:s text:c="4"/>4.95V <text:s text:c="2"/>316 (0x13C)</text:p>
          </table:table-cell>
        </table:table-row>
        <table:table-row table:style-name="ro1">
          <table:table-cell table:number-columns-repeated="4"/>
          <table:table-cell office:value-type="float" office:value="4.9" calcext:value-type="float">
            <text:p>4.90</text:p>
          </table:table-cell>
          <table:table-cell table:formula="of:=ROUND([.E10]/[.$C$5]*[.$C$2]/2.56)" office:value-type="float" office:value="313" calcext:value-type="float">
            <text:p>313</text:p>
          </table:table-cell>
          <table:table-cell table:formula="of:=DEC2HEX([.F10];3)" office:value-type="string" office:string-value="139" calcext:value-type="string">
            <text:p>139</text:p>
          </table:table-cell>
          <table:table-cell table:formula="of:=COM.MICROSOFT.CONCAT(&quot;    &quot;; TEXT([.E10];&quot;0.00&quot;); &quot;V   &quot;; [.F10]; &quot; (0x&quot;; [.G10]; &quot;)&quot;)" office:value-type="string" office:string-value="    4.90V   313 (0x139)" calcext:value-type="string">
            <text:p><text:s text:c="4"/>4.90V <text:s text:c="2"/>313 (0x139)</text:p>
          </table:table-cell>
        </table:table-row>
        <table:table-row table:style-name="ro1">
          <table:table-cell table:number-columns-repeated="4"/>
          <table:table-cell office:value-type="float" office:value="4.85" calcext:value-type="float">
            <text:p>4.85</text:p>
          </table:table-cell>
          <table:table-cell table:formula="of:=ROUND([.E11]/[.$C$5]*[.$C$2]/2.56)" office:value-type="float" office:value="310" calcext:value-type="float">
            <text:p>310</text:p>
          </table:table-cell>
          <table:table-cell table:formula="of:=DEC2HEX([.F11];3)" office:value-type="string" office:string-value="136" calcext:value-type="string">
            <text:p>136</text:p>
          </table:table-cell>
          <table:table-cell table:formula="of:=COM.MICROSOFT.CONCAT(&quot;    &quot;; TEXT([.E11];&quot;0.00&quot;); &quot;V   &quot;; [.F11]; &quot; (0x&quot;; [.G11]; &quot;)&quot;)" office:value-type="string" office:string-value="    4.85V   310 (0x136)" calcext:value-type="string">
            <text:p><text:s text:c="4"/>4.85V <text:s text:c="2"/>310 (0x136)</text:p>
          </table:table-cell>
        </table:table-row>
        <table:table-row table:style-name="ro1">
          <table:table-cell table:number-columns-repeated="4"/>
          <table:table-cell office:value-type="float" office:value="4.8" calcext:value-type="float">
            <text:p>4.80</text:p>
          </table:table-cell>
          <table:table-cell table:formula="of:=ROUND([.E12]/[.$C$5]*[.$C$2]/2.56)" office:value-type="float" office:value="307" calcext:value-type="float">
            <text:p>307</text:p>
          </table:table-cell>
          <table:table-cell table:formula="of:=DEC2HEX([.F12];3)" office:value-type="string" office:string-value="133" calcext:value-type="string">
            <text:p>133</text:p>
          </table:table-cell>
          <table:table-cell table:formula="of:=COM.MICROSOFT.CONCAT(&quot;    &quot;; TEXT([.E12];&quot;0.00&quot;); &quot;V   &quot;; [.F12]; &quot; (0x&quot;; [.G12]; &quot;)&quot;)" office:value-type="string" office:string-value="    4.80V   307 (0x133)" calcext:value-type="string">
            <text:p><text:s text:c="4"/>4.80V <text:s text:c="2"/>307 (0x133)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ADC Conversion Result</text:p>
          </table:table-cell>
          <table:table-cell/>
          <table:table-cell table:style-name="ce3" office:value-type="string" calcext:value-type="string">
            <text:p><text:s text:c="4"/>Vin <text:s text:c="4"/>ADC Conversion Result</text:p>
          </table:table-cell>
        </table:table-row>
        <table:table-row table:style-name="ro1">
          <table:table-cell table:number-columns-repeated="4"/>
          <table:table-cell office:value-type="float" office:value="3.99" calcext:value-type="float">
            <text:p>3.99</text:p>
          </table:table-cell>
          <table:table-cell table:formula="of:=ROUND([.E15]/[.$C$5]*[.$C$2]/2.56)" office:value-type="float" office:value="255" calcext:value-type="float">
            <text:p>255</text:p>
          </table:table-cell>
          <table:table-cell table:formula="of:=DEC2HEX([.F15];3)" office:value-type="string" office:string-value="0FF" calcext:value-type="string">
            <text:p>0FF</text:p>
          </table:table-cell>
          <table:table-cell table:formula="of:=COM.MICROSOFT.CONCAT(&quot;    &quot;; TEXT([.E15];&quot;0.00&quot;); &quot;V   &quot;; [.F15]; &quot; (0x&quot;; [.G15]; &quot;)&quot;)" office:value-type="string" office:string-value="    3.99V   255 (0x0FF)" calcext:value-type="string">
            <text:p><text:s text:c="4"/>3.99V <text:s text:c="2"/>255 (0x0FF)</text:p>
          </table:table-cell>
        </table:table-row>
        <table:table-row table:style-name="ro1">
          <table:table-cell table:number-columns-repeated="4"/>
          <table:table-cell office:value-type="float" office:value="7.36" calcext:value-type="float">
            <text:p>7.36</text:p>
          </table:table-cell>
          <table:table-cell table:formula="of:=ROUND([.E16]/[.$C$5]*[.$C$2]/2.56)" office:value-type="float" office:value="471" calcext:value-type="float">
            <text:p>471</text:p>
          </table:table-cell>
          <table:table-cell table:formula="of:=DEC2HEX([.F16];3)" office:value-type="string" office:string-value="1D7" calcext:value-type="string">
            <text:p>1D7</text:p>
          </table:table-cell>
          <table:table-cell table:formula="of:=COM.MICROSOFT.CONCAT(&quot;    &quot;; TEXT([.E16];&quot;0.00&quot;); &quot;V   &quot;; [.F16]; &quot; (0x&quot;; [.G16]; &quot;)&quot;)" office:value-type="string" office:string-value="    7.36V   471 (0x1D7)" calcext:value-type="string">
            <text:p><text:s text:c="4"/>7.36V <text:s text:c="2"/>471 (0x1D7)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 calcext:value-type="string">
            <text:p>DIP Switch Setting</text:p>
          </table:table-cell>
          <table:table-cell table:style-name="ce1" office:value-type="string" calcext:value-type="string">
            <text:p>VBOOST</text:p>
          </table:table-cell>
          <table:table-cell table:style-name="ce1" office:value-type="string" calcext:value-type="string">
            <text:p>ADC Conversion Result</text:p>
          </table:table-cell>
          <table:table-cell/>
          <table:table-cell table:style-name="ce3" office:value-type="string" calcext:value-type="string">
            <text:p><text:s text:c="4"/>DIP Switch Setting <text:s text:c="2"/>VBOOST <text:s text:c="2"/>ADC Conversion Result</text:p>
          </table:table-cell>
        </table:table-row>
        <table:table-row table:style-name="ro1">
          <table:table-cell table:number-columns-repeated="3"/>
          <table:table-cell table:style-name="ce2" office:value-type="float" office:value="13" calcext:value-type="float">
            <text:p>13.00</text:p>
          </table:table-cell>
          <table:table-cell table:style-name="Default" table:formula="of:=[.D19]+0.25" office:value-type="float" office:value="13.25" calcext:value-type="float">
            <text:p>13.25</text:p>
          </table:table-cell>
          <table:table-cell table:formula="of:=ROUND([.E19]/[.$C$5]*[.$C$2]/2.56)" office:value-type="float" office:value="847" calcext:value-type="float">
            <text:p>847</text:p>
          </table:table-cell>
          <table:table-cell table:formula="of:=DEC2HEX([.F19];3)" office:value-type="string" office:string-value="34F" calcext:value-type="string">
            <text:p>34F</text:p>
          </table:table-cell>
          <table:table-cell table:formula="of:=COM.MICROSOFT.CONCAT(&quot;    &quot;; ORG.LIBREOFFICE.REGEX(TEXT([.D19]; &quot;00.0&quot;); &quot;^0+(?=\d)&quot;; &quot; &quot;); &quot;V                &quot;; ORG.LIBREOFFICE.REGEX(TEXT([.E19]; &quot;00.00&quot;); &quot;^0+(?=\d)&quot;; &quot; &quot;); &quot;V   &quot;; [.F19]; &quot; (0x&quot;; [.G19]; &quot;)&quot;)" office:value-type="string" office:string-value="    13.0V                13.25V   847 (0x34F)" calcext:value-type="string">
            <text:p><text:s text:c="4"/>13.0V <text:s text:c="15"/>13.25V <text:s text:c="2"/>847 (0x34F)</text:p>
          </table:table-cell>
        </table:table-row>
        <table:table-row table:style-name="ro1">
          <table:table-cell table:number-columns-repeated="3"/>
          <table:table-cell table:style-name="ce2" office:value-type="float" office:value="12.5" calcext:value-type="float">
            <text:p>12.50</text:p>
          </table:table-cell>
          <table:table-cell table:style-name="Default" table:formula="of:=[.D20]+0.25" office:value-type="float" office:value="12.75" calcext:value-type="float">
            <text:p>12.75</text:p>
          </table:table-cell>
          <table:table-cell table:formula="of:=ROUND([.E20]/[.$C$5]*[.$C$2]/2.56)" office:value-type="float" office:value="815" calcext:value-type="float">
            <text:p>815</text:p>
          </table:table-cell>
          <table:table-cell table:formula="of:=DEC2HEX([.F20];3)" office:value-type="string" office:string-value="32F" calcext:value-type="string">
            <text:p>32F</text:p>
          </table:table-cell>
          <table:table-cell table:formula="of:=COM.MICROSOFT.CONCAT(&quot;    &quot;; ORG.LIBREOFFICE.REGEX(TEXT([.D20]; &quot;00.0&quot;); &quot;^0+(?=\d)&quot;; &quot; &quot;); &quot;V                &quot;; ORG.LIBREOFFICE.REGEX(TEXT([.E20]; &quot;00.00&quot;); &quot;^0+(?=\d)&quot;; &quot; &quot;); &quot;V   &quot;; [.F20]; &quot; (0x&quot;; [.G20]; &quot;)&quot;)" office:value-type="string" office:string-value="    12.5V                12.75V   815 (0x32F)" calcext:value-type="string">
            <text:p><text:s text:c="4"/>12.5V <text:s text:c="15"/>12.75V <text:s text:c="2"/>815 (0x32F)</text:p>
          </table:table-cell>
        </table:table-row>
        <table:table-row table:style-name="ro1">
          <table:table-cell table:number-columns-repeated="3"/>
          <table:table-cell table:style-name="ce2" office:value-type="float" office:value="12" calcext:value-type="float">
            <text:p>12.00</text:p>
          </table:table-cell>
          <table:table-cell table:style-name="Default" table:formula="of:=[.D21]+0.25" office:value-type="float" office:value="12.25" calcext:value-type="float">
            <text:p>12.25</text:p>
          </table:table-cell>
          <table:table-cell table:formula="of:=ROUND([.E21]/[.$C$5]*[.$C$2]/2.56)" office:value-type="float" office:value="783" calcext:value-type="float">
            <text:p>783</text:p>
          </table:table-cell>
          <table:table-cell table:formula="of:=DEC2HEX([.F21];3)" office:value-type="string" office:string-value="30F" calcext:value-type="string">
            <text:p>30F</text:p>
          </table:table-cell>
          <table:table-cell table:formula="of:=COM.MICROSOFT.CONCAT(&quot;    &quot;; ORG.LIBREOFFICE.REGEX(TEXT([.D21]; &quot;00.0&quot;); &quot;^0+(?=\d)&quot;; &quot; &quot;); &quot;V                &quot;; ORG.LIBREOFFICE.REGEX(TEXT([.E21]; &quot;00.00&quot;); &quot;^0+(?=\d)&quot;; &quot; &quot;); &quot;V   &quot;; [.F21]; &quot; (0x&quot;; [.G21]; &quot;)&quot;)" office:value-type="string" office:string-value="    12.0V                12.25V   783 (0x30F)" calcext:value-type="string">
            <text:p><text:s text:c="4"/>12.0V <text:s text:c="15"/>12.25V <text:s text:c="2"/>783 (0x30F)</text:p>
          </table:table-cell>
        </table:table-row>
        <table:table-row table:style-name="ro1">
          <table:table-cell table:number-columns-repeated="3"/>
          <table:table-cell table:style-name="ce2" office:value-type="float" office:value="11.5" calcext:value-type="float">
            <text:p>11.50</text:p>
          </table:table-cell>
          <table:table-cell table:style-name="Default" table:formula="of:=[.D22]+0.25" office:value-type="float" office:value="11.75" calcext:value-type="float">
            <text:p>11.75</text:p>
          </table:table-cell>
          <table:table-cell table:formula="of:=ROUND([.E22]/[.$C$5]*[.$C$2]/2.56)" office:value-type="float" office:value="751" calcext:value-type="float">
            <text:p>751</text:p>
          </table:table-cell>
          <table:table-cell table:formula="of:=DEC2HEX([.F22];3)" office:value-type="string" office:string-value="2EF" calcext:value-type="string">
            <text:p>2EF</text:p>
          </table:table-cell>
          <table:table-cell table:formula="of:=COM.MICROSOFT.CONCAT(&quot;    &quot;; ORG.LIBREOFFICE.REGEX(TEXT([.D22]; &quot;00.0&quot;); &quot;^0+(?=\d)&quot;; &quot; &quot;); &quot;V                &quot;; ORG.LIBREOFFICE.REGEX(TEXT([.E22]; &quot;00.00&quot;); &quot;^0+(?=\d)&quot;; &quot; &quot;); &quot;V   &quot;; [.F22]; &quot; (0x&quot;; [.G22]; &quot;)&quot;)" office:value-type="string" office:string-value="    11.5V                11.75V   751 (0x2EF)" calcext:value-type="string">
            <text:p><text:s text:c="4"/>11.5V <text:s text:c="15"/>11.75V <text:s text:c="2"/>751 (0x2EF)</text:p>
          </table:table-cell>
        </table:table-row>
        <table:table-row table:style-name="ro1">
          <table:table-cell table:number-columns-repeated="3"/>
          <table:table-cell table:style-name="ce2" office:value-type="float" office:value="11" calcext:value-type="float">
            <text:p>11.00</text:p>
          </table:table-cell>
          <table:table-cell table:style-name="Default" table:formula="of:=[.D23]+0.25" office:value-type="float" office:value="11.25" calcext:value-type="float">
            <text:p>11.25</text:p>
          </table:table-cell>
          <table:table-cell table:formula="of:=ROUND([.E23]/[.$C$5]*[.$C$2]/2.56)" office:value-type="float" office:value="719" calcext:value-type="float">
            <text:p>719</text:p>
          </table:table-cell>
          <table:table-cell table:formula="of:=DEC2HEX([.F23];3)" office:value-type="string" office:string-value="2CF" calcext:value-type="string">
            <text:p>2CF</text:p>
          </table:table-cell>
          <table:table-cell table:formula="of:=COM.MICROSOFT.CONCAT(&quot;    &quot;; ORG.LIBREOFFICE.REGEX(TEXT([.D23]; &quot;00.0&quot;); &quot;^0+(?=\d)&quot;; &quot; &quot;); &quot;V                &quot;; ORG.LIBREOFFICE.REGEX(TEXT([.E23]; &quot;00.00&quot;); &quot;^0+(?=\d)&quot;; &quot; &quot;); &quot;V   &quot;; [.F23]; &quot; (0x&quot;; [.G23]; &quot;)&quot;)" office:value-type="string" office:string-value="    11.0V                11.25V   719 (0x2CF)" calcext:value-type="string">
            <text:p><text:s text:c="4"/>11.0V <text:s text:c="15"/>11.25V <text:s text:c="2"/>719 (0x2CF)</text:p>
          </table:table-cell>
        </table:table-row>
        <table:table-row table:style-name="ro1">
          <table:table-cell table:number-columns-repeated="3"/>
          <table:table-cell table:style-name="ce2" office:value-type="float" office:value="10.5" calcext:value-type="float">
            <text:p>10.50</text:p>
          </table:table-cell>
          <table:table-cell table:style-name="Default" table:formula="of:=[.D24]+0.25" office:value-type="float" office:value="10.75" calcext:value-type="float">
            <text:p>10.75</text:p>
          </table:table-cell>
          <table:table-cell table:formula="of:=ROUND([.E24]/[.$C$5]*[.$C$2]/2.56)" office:value-type="float" office:value="687" calcext:value-type="float">
            <text:p>687</text:p>
          </table:table-cell>
          <table:table-cell table:formula="of:=DEC2HEX([.F24];3)" office:value-type="string" office:string-value="2AF" calcext:value-type="string">
            <text:p>2AF</text:p>
          </table:table-cell>
          <table:table-cell table:formula="of:=COM.MICROSOFT.CONCAT(&quot;    &quot;; ORG.LIBREOFFICE.REGEX(TEXT([.D24]; &quot;00.0&quot;); &quot;^0+(?=\d)&quot;; &quot; &quot;); &quot;V                &quot;; ORG.LIBREOFFICE.REGEX(TEXT([.E24]; &quot;00.00&quot;); &quot;^0+(?=\d)&quot;; &quot; &quot;); &quot;V   &quot;; [.F24]; &quot; (0x&quot;; [.G24]; &quot;)&quot;)" office:value-type="string" office:string-value="    10.5V                10.75V   687 (0x2AF)" calcext:value-type="string">
            <text:p><text:s text:c="4"/>10.5V <text:s text:c="15"/>10.75V <text:s text:c="2"/>687 (0x2AF)</text:p>
          </table:table-cell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.00</text:p>
          </table:table-cell>
          <table:table-cell table:style-name="Default" table:formula="of:=[.D25]+0.25" office:value-type="float" office:value="10.25" calcext:value-type="float">
            <text:p>10.25</text:p>
          </table:table-cell>
          <table:table-cell table:formula="of:=ROUND([.E25]/[.$C$5]*[.$C$2]/2.56)" office:value-type="float" office:value="655" calcext:value-type="float">
            <text:p>655</text:p>
          </table:table-cell>
          <table:table-cell table:formula="of:=DEC2HEX([.F25];3)" office:value-type="string" office:string-value="28F" calcext:value-type="string">
            <text:p>28F</text:p>
          </table:table-cell>
          <table:table-cell table:formula="of:=COM.MICROSOFT.CONCAT(&quot;    &quot;; ORG.LIBREOFFICE.REGEX(TEXT([.D25]; &quot;00.0&quot;); &quot;^0+(?=\d)&quot;; &quot; &quot;); &quot;V                &quot;; ORG.LIBREOFFICE.REGEX(TEXT([.E25]; &quot;00.00&quot;); &quot;^0+(?=\d)&quot;; &quot; &quot;); &quot;V   &quot;; [.F25]; &quot; (0x&quot;; [.G25]; &quot;)&quot;)" office:value-type="string" office:string-value="    10.0V                10.25V   655 (0x28F)" calcext:value-type="string">
            <text:p><text:s text:c="4"/>10.0V <text:s text:c="15"/>10.25V <text:s text:c="2"/>655 (0x28F)</text:p>
          </table:table-cell>
        </table:table-row>
        <table:table-row table:style-name="ro1">
          <table:table-cell table:number-columns-repeated="3"/>
          <table:table-cell table:style-name="ce2" office:value-type="float" office:value="9.5" calcext:value-type="float">
            <text:p>9.50</text:p>
          </table:table-cell>
          <table:table-cell table:style-name="Default" table:formula="of:=[.D26]+0.25" office:value-type="float" office:value="9.75" calcext:value-type="float">
            <text:p>9.75</text:p>
          </table:table-cell>
          <table:table-cell table:formula="of:=ROUND([.E26]/[.$C$5]*[.$C$2]/2.56)" office:value-type="float" office:value="623" calcext:value-type="float">
            <text:p>623</text:p>
          </table:table-cell>
          <table:table-cell table:formula="of:=DEC2HEX([.F26];3)" office:value-type="string" office:string-value="26F" calcext:value-type="string">
            <text:p>26F</text:p>
          </table:table-cell>
          <table:table-cell table:formula="of:=COM.MICROSOFT.CONCAT(&quot;    &quot;; ORG.LIBREOFFICE.REGEX(TEXT([.D26]; &quot;00.0&quot;); &quot;^0+(?=\d)&quot;; &quot; &quot;); &quot;V                &quot;; ORG.LIBREOFFICE.REGEX(TEXT([.E26]; &quot;00.00&quot;); &quot;^0+(?=\d)&quot;; &quot; &quot;); &quot;V   &quot;; [.F26]; &quot; (0x&quot;; [.G26]; &quot;)&quot;)" office:value-type="string" office:string-value="     9.5V                 9.75V   623 (0x26F)" calcext:value-type="string">
            <text:p><text:s text:c="5"/>9.5V <text:s text:c="16"/>9.75V <text:s text:c="2"/>623 (0x26F)</text:p>
          </table:table-cell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.00</text:p>
          </table:table-cell>
          <table:table-cell table:style-name="Default" table:formula="of:=[.D27]+0.25" office:value-type="float" office:value="9.25" calcext:value-type="float">
            <text:p>9.25</text:p>
          </table:table-cell>
          <table:table-cell table:formula="of:=ROUND([.E27]/[.$C$5]*[.$C$2]/2.56)" office:value-type="float" office:value="591" calcext:value-type="float">
            <text:p>591</text:p>
          </table:table-cell>
          <table:table-cell table:formula="of:=DEC2HEX([.F27];3)" office:value-type="string" office:string-value="24F" calcext:value-type="string">
            <text:p>24F</text:p>
          </table:table-cell>
          <table:table-cell table:formula="of:=COM.MICROSOFT.CONCAT(&quot;    &quot;; ORG.LIBREOFFICE.REGEX(TEXT([.D27]; &quot;00.0&quot;); &quot;^0+(?=\d)&quot;; &quot; &quot;); &quot;V                &quot;; ORG.LIBREOFFICE.REGEX(TEXT([.E27]; &quot;00.00&quot;); &quot;^0+(?=\d)&quot;; &quot; &quot;); &quot;V   &quot;; [.F27]; &quot; (0x&quot;; [.G27]; &quot;)&quot;)" office:value-type="string" office:string-value="     9.0V                 9.25V   591 (0x24F)" calcext:value-type="string">
            <text:p><text:s text:c="5"/>9.0V <text:s text:c="16"/>9.25V <text:s text:c="2"/>591 (0x24F)</text:p>
          </table:table-cell>
        </table:table-row>
        <table:table-row table:style-name="ro1">
          <table:table-cell table:number-columns-repeated="3"/>
          <table:table-cell table:style-name="ce2" office:value-type="float" office:value="8.5" calcext:value-type="float">
            <text:p>8.50</text:p>
          </table:table-cell>
          <table:table-cell table:style-name="Default" table:formula="of:=[.D28]+0.25" office:value-type="float" office:value="8.75" calcext:value-type="float">
            <text:p>8.75</text:p>
          </table:table-cell>
          <table:table-cell table:formula="of:=ROUND([.E28]/[.$C$5]*[.$C$2]/2.56)" office:value-type="float" office:value="559" calcext:value-type="float">
            <text:p>559</text:p>
          </table:table-cell>
          <table:table-cell table:formula="of:=DEC2HEX([.F28];3)" office:value-type="string" office:string-value="22F" calcext:value-type="string">
            <text:p>22F</text:p>
          </table:table-cell>
          <table:table-cell table:formula="of:=COM.MICROSOFT.CONCAT(&quot;    &quot;; ORG.LIBREOFFICE.REGEX(TEXT([.D28]; &quot;00.0&quot;); &quot;^0+(?=\d)&quot;; &quot; &quot;); &quot;V                &quot;; ORG.LIBREOFFICE.REGEX(TEXT([.E28]; &quot;00.00&quot;); &quot;^0+(?=\d)&quot;; &quot; &quot;); &quot;V   &quot;; [.F28]; &quot; (0x&quot;; [.G28]; &quot;)&quot;)" office:value-type="string" office:string-value="     8.5V                 8.75V   559 (0x22F)" calcext:value-type="string">
            <text:p><text:s text:c="5"/>8.5V <text:s text:c="16"/>8.75V <text:s text:c="2"/>559 (0x22F)</text:p>
          </table:table-cell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.00</text:p>
          </table:table-cell>
          <table:table-cell table:style-name="Default" table:formula="of:=[.D29]+0.25" office:value-type="float" office:value="8.25" calcext:value-type="float">
            <text:p>8.25</text:p>
          </table:table-cell>
          <table:table-cell table:formula="of:=ROUND([.E29]/[.$C$5]*[.$C$2]/2.56)" office:value-type="float" office:value="527" calcext:value-type="float">
            <text:p>527</text:p>
          </table:table-cell>
          <table:table-cell table:formula="of:=DEC2HEX([.F29];3)" office:value-type="string" office:string-value="20F" calcext:value-type="string">
            <text:p>20F</text:p>
          </table:table-cell>
          <table:table-cell table:formula="of:=COM.MICROSOFT.CONCAT(&quot;    &quot;; ORG.LIBREOFFICE.REGEX(TEXT([.D29]; &quot;00.0&quot;); &quot;^0+(?=\d)&quot;; &quot; &quot;); &quot;V                &quot;; ORG.LIBREOFFICE.REGEX(TEXT([.E29]; &quot;00.00&quot;); &quot;^0+(?=\d)&quot;; &quot; &quot;); &quot;V   &quot;; [.F29]; &quot; (0x&quot;; [.G29]; &quot;)&quot;)" office:value-type="string" office:string-value="     8.0V                 8.25V   527 (0x20F)" calcext:value-type="string">
            <text:p><text:s text:c="5"/>8.0V <text:s text:c="16"/>8.25V <text:s text:c="2"/>527 (0x20F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07:24:10.860572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5-03-17T05:24:18.671006403</meta:creation-date>
    <meta:generator>LibreOffice/7.3.2.2$Linux_X86_64 LibreOffice_project/49f2b1bff42cfccbd8f788c8dc32c1c309559be0</meta:generator>
    <dc:date>2025-03-18T07:24:35.861584716</dc:date>
    <meta:editing-duration>PT36M16S</meta:editing-duration>
    <meta:editing-cycles>32</meta:editing-cycles>
    <meta:document-statistic meta:table-count="1" meta:cell-count="126" meta:object-count="0"/>
  </office:meta>
</office:document-meta>
</file>